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0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1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1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1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23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26" style:family="paragraph" style:parent-style-name="Heading_20_1">
      <style:paragraph-properties fo:text-align="center" style:justify-single-word="false"/>
    </style:style>
    <style:style style:name="P227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28" style:family="paragraph" style:parent-style-name="Heading_20_2">
      <style:paragraph-properties fo:text-align="center" style:justify-single-word="false"/>
      <style:text-properties officeooo:rsid="0310861e"/>
    </style:style>
    <style:style style:name="P22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7cd0e9" fo:background-color="transparent" loext:char-shading-value="0"/>
    </style:style>
    <style:style style:name="T38" style:family="text">
      <style:text-properties officeooo:rsid="03b87e91" fo:background-color="transparent" loext:char-shading-value="0"/>
    </style:style>
    <style:style style:name="T39" style:family="text">
      <style:text-properties officeooo:rsid="03bf6ba5" fo:background-color="transparent" loext:char-shading-value="0"/>
    </style:style>
    <style:style style:name="T40" style:family="text">
      <style:text-properties officeooo:rsid="03c13108" fo:background-color="transparent" loext:char-shading-value="0"/>
    </style:style>
    <style:style style:name="T41" style:family="text">
      <style:text-properties officeooo:rsid="01b67eef"/>
    </style:style>
    <style:style style:name="T42" style:family="text">
      <style:text-properties officeooo:rsid="01b920d3"/>
    </style:style>
    <style:style style:name="T43" style:family="text">
      <style:text-properties officeooo:rsid="01bae22a"/>
    </style:style>
    <style:style style:name="T44" style:family="text">
      <style:text-properties officeooo:rsid="01be128d"/>
    </style:style>
    <style:style style:name="T45" style:family="text">
      <style:text-properties officeooo:rsid="01f840b2"/>
    </style:style>
    <style:style style:name="T46" style:family="text">
      <style:text-properties officeooo:rsid="01f9d13d"/>
    </style:style>
    <style:style style:name="T47" style:family="text">
      <style:text-properties officeooo:rsid="01fb7696"/>
    </style:style>
    <style:style style:name="T48" style:family="text">
      <style:text-properties officeooo:rsid="0202a82d"/>
    </style:style>
    <style:style style:name="T49" style:family="text">
      <style:text-properties officeooo:rsid="02041dc8"/>
    </style:style>
    <style:style style:name="T50" style:family="text">
      <style:text-properties officeooo:rsid="0205c151"/>
    </style:style>
    <style:style style:name="T51" style:family="text">
      <style:text-properties officeooo:rsid="0208e049"/>
    </style:style>
    <style:style style:name="T52" style:family="text">
      <style:text-properties officeooo:rsid="020a3d15"/>
    </style:style>
    <style:style style:name="T53" style:family="text">
      <style:text-properties officeooo:rsid="02100c61"/>
    </style:style>
    <style:style style:name="T54" style:family="text">
      <style:text-properties officeooo:rsid="0210db72"/>
    </style:style>
    <style:style style:name="T55" style:family="text">
      <style:text-properties officeooo:rsid="02115bd8"/>
    </style:style>
    <style:style style:name="T56" style:family="text">
      <style:text-properties officeooo:rsid="021209a0"/>
    </style:style>
    <style:style style:name="T57" style:family="text">
      <style:text-properties officeooo:rsid="02136901"/>
    </style:style>
    <style:style style:name="T58" style:family="text">
      <style:text-properties officeooo:rsid="02142096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3a92e7" style:font-style-asian="normal" style:font-style-complex="normal"/>
    </style:style>
    <style:style style:name="T61" style:family="text">
      <style:text-properties fo:font-style="normal" officeooo:rsid="021a2504" style:font-style-asian="normal" style:font-style-complex="normal"/>
    </style:style>
    <style:style style:name="T62" style:family="text">
      <style:text-properties fo:font-style="normal" officeooo:rsid="00229078" style:font-style-asian="normal" style:font-style-complex="normal"/>
    </style:style>
    <style:style style:name="T63" style:family="text">
      <style:text-properties fo:font-style="normal" officeooo:rsid="001b7a80" style:font-style-asian="normal" style:font-style-complex="normal"/>
    </style:style>
    <style:style style:name="T64" style:family="text">
      <style:text-properties fo:font-style="normal" fo:background-color="#ffff00" loext:char-shading-value="0" style:font-style-asian="normal" style:font-style-complex="normal"/>
    </style:style>
    <style:style style:name="T65" style:family="text">
      <style:text-properties officeooo:rsid="021917bb"/>
    </style:style>
    <style:style style:name="T66" style:family="text">
      <style:text-properties officeooo:rsid="021a2504"/>
    </style:style>
    <style:style style:name="T67" style:family="text">
      <style:text-properties officeooo:rsid="021b3398"/>
    </style:style>
    <style:style style:name="T68" style:family="text">
      <style:text-properties officeooo:rsid="021cbee4"/>
    </style:style>
    <style:style style:name="T69" style:family="text">
      <style:text-properties officeooo:rsid="021d9dba"/>
    </style:style>
    <style:style style:name="T70" style:family="text">
      <style:text-properties officeooo:rsid="0226fa49"/>
    </style:style>
    <style:style style:name="T71" style:family="text">
      <style:text-properties officeooo:rsid="02288497"/>
    </style:style>
    <style:style style:name="T72" style:family="text">
      <style:text-properties officeooo:rsid="0229de7e"/>
    </style:style>
    <style:style style:name="T73" style:family="text">
      <style:text-properties officeooo:rsid="0229ff47"/>
    </style:style>
    <style:style style:name="T74" style:family="text">
      <style:text-properties officeooo:rsid="022cc65b"/>
    </style:style>
    <style:style style:name="T75" style:family="text">
      <style:text-properties officeooo:rsid="0230aa03"/>
    </style:style>
    <style:style style:name="T76" style:family="text">
      <style:text-properties officeooo:rsid="023261c2"/>
    </style:style>
    <style:style style:name="T77" style:family="text">
      <style:text-properties officeooo:rsid="023761d7"/>
    </style:style>
    <style:style style:name="T78" style:family="text">
      <style:text-properties officeooo:rsid="023ce0d4"/>
    </style:style>
    <style:style style:name="T79" style:family="text">
      <style:text-properties officeooo:rsid="02403a96"/>
    </style:style>
    <style:style style:name="T80" style:family="text">
      <style:text-properties officeooo:rsid="02415db1"/>
    </style:style>
    <style:style style:name="T81" style:family="text">
      <style:text-properties officeooo:rsid="024342c7"/>
    </style:style>
    <style:style style:name="T82" style:family="text">
      <style:text-properties officeooo:rsid="024638d3"/>
    </style:style>
    <style:style style:name="T83" style:family="text">
      <style:text-properties officeooo:rsid="024c971b"/>
    </style:style>
    <style:style style:name="T84" style:family="text">
      <style:text-properties officeooo:rsid="02523688"/>
    </style:style>
    <style:style style:name="T85" style:family="text">
      <style:text-properties officeooo:rsid="025802c7"/>
    </style:style>
    <style:style style:name="T86" style:family="text">
      <style:text-properties officeooo:rsid="02581e20"/>
    </style:style>
    <style:style style:name="T87" style:family="text">
      <style:text-properties officeooo:rsid="025adcc1"/>
    </style:style>
    <style:style style:name="T88" style:family="text">
      <style:text-properties officeooo:rsid="025ceee7"/>
    </style:style>
    <style:style style:name="T89" style:family="text">
      <style:text-properties officeooo:rsid="025e8921"/>
    </style:style>
    <style:style style:name="T90" style:family="text">
      <style:text-properties officeooo:rsid="025f6304"/>
    </style:style>
    <style:style style:name="T91" style:family="text">
      <style:text-properties officeooo:rsid="02636c1c"/>
    </style:style>
    <style:style style:name="T92" style:family="text">
      <style:text-properties officeooo:rsid="0264de71"/>
    </style:style>
    <style:style style:name="T93" style:family="text">
      <style:text-properties officeooo:rsid="02653ee3"/>
    </style:style>
    <style:style style:name="T94" style:family="text">
      <style:text-properties officeooo:rsid="0267c7a0"/>
    </style:style>
    <style:style style:name="T95" style:family="text">
      <style:text-properties officeooo:rsid="026c2deb"/>
    </style:style>
    <style:style style:name="T96" style:family="text">
      <style:text-properties officeooo:rsid="026cb769"/>
    </style:style>
    <style:style style:name="T97" style:family="text">
      <style:text-properties officeooo:rsid="026d6009"/>
    </style:style>
    <style:style style:name="T98" style:family="text">
      <style:text-properties officeooo:rsid="026e8f00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25adcc1" fo:background-color="#ffff00" loext:char-shading-value="0"/>
    </style:style>
    <style:style style:name="T101" style:family="text">
      <style:text-properties officeooo:rsid="02769fb7" fo:background-color="#ffff00" loext:char-shading-value="0"/>
    </style:style>
    <style:style style:name="T102" style:family="text">
      <style:text-properties officeooo:rsid="026cb769" fo:background-color="#ffff00" loext:char-shading-value="0"/>
    </style:style>
    <style:style style:name="T103" style:family="text">
      <style:text-properties officeooo:rsid="0307a56c" fo:background-color="#ffff00" loext:char-shading-value="0"/>
    </style:style>
    <style:style style:name="T104" style:family="text">
      <style:text-properties officeooo:rsid="0353fffd" fo:background-color="#ffff00" loext:char-shading-value="0"/>
    </style:style>
    <style:style style:name="T105" style:family="text">
      <style:text-properties officeooo:rsid="03567091" fo:background-color="#ffff00" loext:char-shading-value="0"/>
    </style:style>
    <style:style style:name="T106" style:family="text">
      <style:text-properties officeooo:rsid="003a5af1" fo:background-color="#ffff00" loext:char-shading-value="0"/>
    </style:style>
    <style:style style:name="T107" style:family="text">
      <style:text-properties officeooo:rsid="0205c151" fo:background-color="#ffff00" loext:char-shading-value="0"/>
    </style:style>
    <style:style style:name="T108" style:family="text">
      <style:text-properties officeooo:rsid="021d9dba" fo:background-color="#ffff00" loext:char-shading-value="0"/>
    </style:style>
    <style:style style:name="T109" style:family="text">
      <style:text-properties officeooo:rsid="03793a94" fo:background-color="#ffff00" loext:char-shading-value="0"/>
    </style:style>
    <style:style style:name="T110" style:family="text">
      <style:text-properties officeooo:rsid="037cd0e9" fo:background-color="#ffff00" loext:char-shading-value="0"/>
    </style:style>
    <style:style style:name="T111" style:family="text">
      <style:text-properties officeooo:rsid="037dfb10" fo:background-color="#ffff00" loext:char-shading-value="0"/>
    </style:style>
    <style:style style:name="T112" style:family="text">
      <style:text-properties officeooo:rsid="039f045b" fo:background-color="#ffff00" loext:char-shading-value="0"/>
    </style:style>
    <style:style style:name="T113" style:family="text">
      <style:text-properties officeooo:rsid="03aaad60" fo:background-color="#ffff00" loext:char-shading-value="0"/>
    </style:style>
    <style:style style:name="T114" style:family="text">
      <style:text-properties officeooo:rsid="03ba5430" fo:background-color="#ffff00" loext:char-shading-value="0"/>
    </style:style>
    <style:style style:name="T115" style:family="text">
      <style:text-properties officeooo:rsid="02736073"/>
    </style:style>
    <style:style style:name="T116" style:family="text">
      <style:text-properties officeooo:rsid="02747e81"/>
    </style:style>
    <style:style style:name="T117" style:family="text">
      <style:text-properties officeooo:rsid="02769fb7"/>
    </style:style>
    <style:style style:name="T118" style:family="text">
      <style:text-properties officeooo:rsid="027793d5"/>
    </style:style>
    <style:style style:name="T119" style:family="text">
      <style:text-properties officeooo:rsid="0278d59e"/>
    </style:style>
    <style:style style:name="T120" style:family="text">
      <style:text-properties officeooo:rsid="027fea0b"/>
    </style:style>
    <style:style style:name="T121" style:family="text">
      <style:text-properties officeooo:rsid="02852a5e"/>
    </style:style>
    <style:style style:name="T122" style:family="text">
      <style:text-properties officeooo:rsid="028803ef"/>
    </style:style>
    <style:style style:name="T123" style:family="text">
      <style:text-properties officeooo:rsid="0289dc1f"/>
    </style:style>
    <style:style style:name="T124" style:family="text">
      <style:text-properties style:use-window-font-color="true" officeooo:rsid="0289dc1f" fo:background-color="transparent" loext:char-shading-value="0"/>
    </style:style>
    <style:style style:name="T125" style:family="text">
      <style:text-properties style:use-window-font-color="true" officeooo:rsid="028aa05a" fo:background-color="transparent" loext:char-shading-value="0"/>
    </style:style>
    <style:style style:name="T126" style:family="text">
      <style:text-properties style:use-window-font-color="true" officeooo:rsid="028b6b12" fo:background-color="transparent" loext:char-shading-value="0"/>
    </style:style>
    <style:style style:name="T127" style:family="text">
      <style:text-properties style:use-window-font-color="true" officeooo:rsid="0290cdd4" fo:background-color="transparent" loext:char-shading-value="0"/>
    </style:style>
    <style:style style:name="T128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language="ru" fo:country="RU" fo:font-weight="normal" style:font-weight-asian="normal" style:font-weight-complex="normal"/>
    </style:style>
    <style:style style:name="T13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3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3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3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3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3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3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3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3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4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41" style:family="text">
      <style:text-properties officeooo:rsid="026e43dc"/>
    </style:style>
    <style:style style:name="T142" style:family="text">
      <style:text-properties officeooo:rsid="029525af"/>
    </style:style>
    <style:style style:name="T143" style:family="text">
      <style:text-properties officeooo:rsid="0295318b"/>
    </style:style>
    <style:style style:name="T144" style:family="text">
      <style:text-properties officeooo:rsid="0299994e"/>
    </style:style>
    <style:style style:name="T145" style:family="text">
      <style:text-properties officeooo:rsid="029a8140"/>
    </style:style>
    <style:style style:name="T146" style:family="text">
      <style:text-properties officeooo:rsid="02a967ff"/>
    </style:style>
    <style:style style:name="T147" style:family="text">
      <style:text-properties officeooo:rsid="02acfaa8"/>
    </style:style>
    <style:style style:name="T148" style:family="text">
      <style:text-properties officeooo:rsid="02b07e75"/>
    </style:style>
    <style:style style:name="T149" style:family="text">
      <style:text-properties officeooo:rsid="02b3865a"/>
    </style:style>
    <style:style style:name="T150" style:family="text">
      <style:text-properties officeooo:rsid="02be8792"/>
    </style:style>
    <style:style style:name="T151" style:family="text">
      <style:text-properties officeooo:rsid="02c3f5ee"/>
    </style:style>
    <style:style style:name="T152" style:family="text">
      <style:text-properties officeooo:rsid="02cd519c"/>
    </style:style>
    <style:style style:name="T153" style:family="text">
      <style:text-properties officeooo:rsid="02d13f68"/>
    </style:style>
    <style:style style:name="T154" style:family="text">
      <style:text-properties officeooo:rsid="02d2dccc"/>
    </style:style>
    <style:style style:name="T155" style:family="text">
      <style:text-properties officeooo:rsid="02e32391"/>
    </style:style>
    <style:style style:name="T156" style:family="text">
      <style:text-properties officeooo:rsid="02e4b27d"/>
    </style:style>
    <style:style style:name="T157" style:family="text">
      <style:text-properties officeooo:rsid="02e7b0bb"/>
    </style:style>
    <style:style style:name="T158" style:family="text">
      <style:text-properties officeooo:rsid="02e90f55"/>
    </style:style>
    <style:style style:name="T159" style:family="text">
      <style:text-properties officeooo:rsid="02eb28cf"/>
    </style:style>
    <style:style style:name="T160" style:family="text">
      <style:text-properties officeooo:rsid="02ecf391"/>
    </style:style>
    <style:style style:name="T161" style:family="text">
      <style:text-properties officeooo:rsid="02ef9e4c"/>
    </style:style>
    <style:style style:name="T162" style:family="text">
      <style:text-properties officeooo:rsid="02f37207"/>
    </style:style>
    <style:style style:name="T163" style:family="text">
      <style:text-properties officeooo:rsid="02f3fef4"/>
    </style:style>
    <style:style style:name="T164" style:family="text">
      <style:text-properties officeooo:rsid="02f40c6d"/>
    </style:style>
    <style:style style:name="T165" style:family="text">
      <style:text-properties officeooo:rsid="02f44243"/>
    </style:style>
    <style:style style:name="T166" style:family="text">
      <style:text-properties officeooo:rsid="02f87ae3"/>
    </style:style>
    <style:style style:name="T167" style:family="text">
      <style:text-properties officeooo:rsid="02f8cae9"/>
    </style:style>
    <style:style style:name="T168" style:family="text">
      <style:text-properties officeooo:rsid="02fef729"/>
    </style:style>
    <style:style style:name="T169" style:family="text">
      <style:text-properties officeooo:rsid="030143de"/>
    </style:style>
    <style:style style:name="T170" style:family="text">
      <style:text-properties officeooo:rsid="0305d2d6"/>
    </style:style>
    <style:style style:name="T171" style:family="text">
      <style:text-properties officeooo:rsid="0309672d"/>
    </style:style>
    <style:style style:name="T172" style:family="text">
      <style:text-properties officeooo:rsid="030b5782"/>
    </style:style>
    <style:style style:name="T173" style:family="text">
      <style:text-properties officeooo:rsid="030d4f98"/>
    </style:style>
    <style:style style:name="T174" style:family="text">
      <style:text-properties officeooo:rsid="030db7ae"/>
    </style:style>
    <style:style style:name="T175" style:family="text">
      <style:text-properties officeooo:rsid="030fa319"/>
    </style:style>
    <style:style style:name="T176" style:family="text">
      <style:text-properties officeooo:rsid="03107dc6"/>
    </style:style>
    <style:style style:name="T177" style:family="text">
      <style:text-properties officeooo:rsid="0310861e"/>
    </style:style>
    <style:style style:name="T178" style:family="text">
      <style:text-properties officeooo:rsid="01d872e6"/>
    </style:style>
    <style:style style:name="T179" style:family="text">
      <style:text-properties officeooo:rsid="031417ee"/>
    </style:style>
    <style:style style:name="T180" style:family="text">
      <style:text-properties officeooo:rsid="0317f0c9"/>
    </style:style>
    <style:style style:name="T181" style:family="text">
      <style:text-properties officeooo:rsid="031b4b0f"/>
    </style:style>
    <style:style style:name="T182" style:family="text">
      <style:text-properties officeooo:rsid="031c9a5f"/>
    </style:style>
    <style:style style:name="T183" style:family="text">
      <style:text-properties officeooo:rsid="031dae92"/>
    </style:style>
    <style:style style:name="T184" style:family="text">
      <style:text-properties officeooo:rsid="031ed558"/>
    </style:style>
    <style:style style:name="T185" style:family="text">
      <style:text-properties officeooo:rsid="0320ddff"/>
    </style:style>
    <style:style style:name="T186" style:family="text">
      <style:text-properties officeooo:rsid="0322046f"/>
    </style:style>
    <style:style style:name="T187" style:family="text">
      <style:text-properties officeooo:rsid="032309a0"/>
    </style:style>
    <style:style style:name="T188" style:family="text">
      <style:text-properties officeooo:rsid="03243a39"/>
    </style:style>
    <style:style style:name="T189" style:family="text">
      <style:text-properties officeooo:rsid="032445bd"/>
    </style:style>
    <style:style style:name="T190" style:family="text">
      <style:text-properties officeooo:rsid="032526bd"/>
    </style:style>
    <style:style style:name="T191" style:family="text">
      <style:text-properties officeooo:rsid="03317262"/>
    </style:style>
    <style:style style:name="T192" style:family="text">
      <style:text-properties officeooo:rsid="0335f866"/>
    </style:style>
    <style:style style:name="T193" style:family="text">
      <style:text-properties officeooo:rsid="033850f4"/>
    </style:style>
    <style:style style:name="T194" style:family="text">
      <style:text-properties officeooo:rsid="0339883b"/>
    </style:style>
    <style:style style:name="T195" style:family="text">
      <style:text-properties officeooo:rsid="033ae99c"/>
    </style:style>
    <style:style style:name="T196" style:family="text">
      <style:text-properties officeooo:rsid="033e4ca2"/>
    </style:style>
    <style:style style:name="T197" style:family="text">
      <style:text-properties officeooo:rsid="033ef708"/>
    </style:style>
    <style:style style:name="T198" style:family="text">
      <style:text-properties officeooo:rsid="033f2e5e"/>
    </style:style>
    <style:style style:name="T199" style:family="text">
      <style:text-properties officeooo:rsid="03404471"/>
    </style:style>
    <style:style style:name="T200" style:family="text">
      <style:text-properties officeooo:rsid="0342111f"/>
    </style:style>
    <style:style style:name="T201" style:family="text">
      <style:text-properties officeooo:rsid="0343534e"/>
    </style:style>
    <style:style style:name="T202" style:family="text">
      <style:text-properties officeooo:rsid="0344ecec"/>
    </style:style>
    <style:style style:name="T203" style:family="text">
      <style:text-properties officeooo:rsid="0345b7f4"/>
    </style:style>
    <style:style style:name="T204" style:family="text">
      <style:text-properties officeooo:rsid="034ee39a"/>
    </style:style>
    <style:style style:name="T205" style:family="text">
      <style:text-properties officeooo:rsid="03513fb3"/>
    </style:style>
    <style:style style:name="T206" style:family="text">
      <style:text-properties officeooo:rsid="0356184f"/>
    </style:style>
    <style:style style:name="T207" style:family="text">
      <style:text-properties officeooo:rsid="03567091"/>
    </style:style>
    <style:style style:name="T208" style:family="text">
      <style:text-properties officeooo:rsid="03576c89"/>
    </style:style>
    <style:style style:name="T209" style:family="text">
      <style:text-properties officeooo:rsid="0358366c"/>
    </style:style>
    <style:style style:name="T210" style:family="text">
      <style:text-properties officeooo:rsid="0358419e"/>
    </style:style>
    <style:style style:name="T211" style:family="text">
      <style:text-properties officeooo:rsid="035911a6"/>
    </style:style>
    <style:style style:name="T212" style:family="text">
      <style:text-properties officeooo:rsid="035e58de"/>
    </style:style>
    <style:style style:name="T213" style:family="text">
      <style:text-properties officeooo:rsid="03601b1f"/>
    </style:style>
    <style:style style:name="T214" style:family="text">
      <style:text-properties officeooo:rsid="03645774"/>
    </style:style>
    <style:style style:name="T215" style:family="text">
      <style:text-properties officeooo:rsid="001a7ac3"/>
    </style:style>
    <style:style style:name="T216" style:family="text">
      <style:text-properties officeooo:rsid="00229078"/>
    </style:style>
    <style:style style:name="T217" style:family="text">
      <style:text-properties officeooo:rsid="003909c1"/>
    </style:style>
    <style:style style:name="T218" style:family="text">
      <style:text-properties officeooo:rsid="001c8877"/>
    </style:style>
    <style:style style:name="T219" style:family="text">
      <style:text-properties officeooo:rsid="001ee3b7"/>
    </style:style>
    <style:style style:name="T220" style:family="text">
      <style:text-properties officeooo:rsid="0028c4e3"/>
    </style:style>
    <style:style style:name="T221" style:family="text">
      <style:text-properties officeooo:rsid="0024fff9"/>
    </style:style>
    <style:style style:name="T222" style:family="text">
      <style:text-properties officeooo:rsid="002aa211"/>
    </style:style>
    <style:style style:name="T223" style:family="text">
      <style:text-properties officeooo:rsid="00251ea2"/>
    </style:style>
    <style:style style:name="T224" style:family="text">
      <style:text-properties officeooo:rsid="00317aaf"/>
    </style:style>
    <style:style style:name="T225" style:family="text">
      <style:text-properties officeooo:rsid="00360c91"/>
    </style:style>
    <style:style style:name="T226" style:family="text">
      <style:text-properties officeooo:rsid="004603e1"/>
    </style:style>
    <style:style style:name="T227" style:family="text">
      <style:text-properties officeooo:rsid="003a92e7"/>
    </style:style>
    <style:style style:name="T228" style:family="text">
      <style:text-properties officeooo:rsid="004387a9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004387a9" style:font-weight-asian="bold" style:font-weight-complex="bold"/>
    </style:style>
    <style:style style:name="T231" style:family="text">
      <style:text-properties officeooo:rsid="0366c94c"/>
    </style:style>
    <style:style style:name="T232" style:family="text">
      <style:text-properties officeooo:rsid="036c9346"/>
    </style:style>
    <style:style style:name="T233" style:family="text">
      <style:text-properties officeooo:rsid="036cf913"/>
    </style:style>
    <style:style style:name="T234" style:family="text">
      <style:text-properties officeooo:rsid="036ee0a9"/>
    </style:style>
    <style:style style:name="T235" style:family="text">
      <style:text-properties officeooo:rsid="03793a94"/>
    </style:style>
    <style:style style:name="T236" style:family="text">
      <style:text-properties officeooo:rsid="037dfb10"/>
    </style:style>
    <style:style style:name="T237" style:family="text">
      <style:text-properties officeooo:rsid="037e5239"/>
    </style:style>
    <style:style style:name="T238" style:family="text">
      <style:text-properties officeooo:rsid="0380e794"/>
    </style:style>
    <style:style style:name="T239" style:family="text">
      <style:text-properties officeooo:rsid="03850522"/>
    </style:style>
    <style:style style:name="T240" style:family="text">
      <style:text-properties officeooo:rsid="0389f902"/>
    </style:style>
    <style:style style:name="T241" style:family="text">
      <style:text-properties officeooo:rsid="038aface"/>
    </style:style>
    <style:style style:name="T242" style:family="text">
      <style:text-properties officeooo:rsid="038c30c3"/>
    </style:style>
    <style:style style:name="T243" style:family="text">
      <style:text-properties officeooo:rsid="038d95df"/>
    </style:style>
    <style:style style:name="T244" style:family="text">
      <style:text-properties officeooo:rsid="038da1e2"/>
    </style:style>
    <style:style style:name="T245" style:family="text">
      <style:text-properties officeooo:rsid="03921dc7"/>
    </style:style>
    <style:style style:name="T246" style:family="text">
      <style:text-properties officeooo:rsid="039363f1"/>
    </style:style>
    <style:style style:name="T247" style:family="text">
      <style:text-properties officeooo:rsid="0393f903"/>
    </style:style>
    <style:style style:name="T248" style:family="text">
      <style:text-properties officeooo:rsid="0393f903" fo:background-color="#ffffff" loext:char-shading-value="0"/>
    </style:style>
    <style:style style:name="T249" style:family="text">
      <style:text-properties officeooo:rsid="03b39402" fo:background-color="#ffffff" loext:char-shading-value="0"/>
    </style:style>
    <style:style style:name="T250" style:family="text">
      <style:text-properties officeooo:rsid="0395c9c1"/>
    </style:style>
    <style:style style:name="T251" style:family="text">
      <style:text-properties officeooo:rsid="039b99af"/>
    </style:style>
    <style:style style:name="T252" style:family="text">
      <style:text-properties officeooo:rsid="039f045b"/>
    </style:style>
    <style:style style:name="T253" style:family="text">
      <style:text-properties officeooo:rsid="039f7662"/>
    </style:style>
    <style:style style:name="T254" style:family="text">
      <style:text-properties officeooo:rsid="03a0eb10"/>
    </style:style>
    <style:style style:name="T255" style:family="text">
      <style:text-properties officeooo:rsid="03a33e9c"/>
    </style:style>
    <style:style style:name="T256" style:family="text">
      <style:text-properties officeooo:rsid="03a52bd6"/>
    </style:style>
    <style:style style:name="T257" style:family="text">
      <style:text-properties officeooo:rsid="03a8d313"/>
    </style:style>
    <style:style style:name="T258" style:family="text">
      <style:text-properties officeooo:rsid="03aaad60"/>
    </style:style>
    <style:style style:name="T259" style:family="text">
      <style:text-properties officeooo:rsid="03acb48b"/>
    </style:style>
    <style:style style:name="T260" style:family="text">
      <style:text-properties officeooo:rsid="03ae3867"/>
    </style:style>
    <style:style style:name="T261" style:family="text">
      <style:text-properties officeooo:rsid="03b00857"/>
    </style:style>
    <style:style style:name="T262" style:family="text">
      <style:text-properties officeooo:rsid="03b1c398"/>
    </style:style>
    <style:style style:name="T263" style:family="text">
      <style:text-properties officeooo:rsid="03b39402"/>
    </style:style>
    <style:style style:name="T264" style:family="text">
      <style:text-properties officeooo:rsid="03b5d75a"/>
    </style:style>
    <style:style style:name="T265" style:family="text">
      <style:text-properties officeooo:rsid="03b7c840"/>
    </style:style>
    <style:style style:name="T266" style:family="text">
      <style:text-properties officeooo:rsid="03b87e91"/>
    </style:style>
    <style:style style:name="T267" style:family="text">
      <style:text-properties officeooo:rsid="03ba5430"/>
    </style:style>
    <style:style style:name="T268" style:family="text">
      <style:text-properties officeooo:rsid="03bb6800"/>
    </style:style>
    <style:style style:name="T269" style:family="text">
      <style:text-properties officeooo:rsid="03bd27ce"/>
    </style:style>
    <style:style style:name="T270" style:family="text">
      <style:text-properties officeooo:rsid="03bf6ba5"/>
    </style:style>
    <style:style style:name="T271" style:family="text">
      <style:text-properties officeooo:rsid="03c131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6" text:outline-level="1">Семь вечностей</text:h>
      <text:p text:style-name="P11">(<text:span text:style-name="T92">ниспада</text:span>ющее безумие)</text:p>
      <text:p text:style-name="P1"/>
      <text:h text:style-name="P228" text:outline-level="2">1</text:h>
      <text:p text:style-name="P122">009 Sound System – DreamScape <text:span text:style-name="T12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3"><text:a xlink:type="simple" xlink:href="https://www.youtube.com/watch?v=rvk5D1iI2LA" text:style-name="Internet_20_link" text:visited-style-name="Visited_20_Internet_20_Link">https://www.youtube.com/watch?v=rvk5D1iI2LA</text:a></text:p>
      <text:h text:style-name="P227" text:outline-level="1">Mark Knopfler - Marbletown - Córdoba 2010 </text:h>
      <text:p text:style-name="P53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41">ает</text:span> вокруг меня в нетерпении, бросая скомкан<text:span text:style-name="T41">ые</text:span> <text:span text:style-name="T41">шмотки</text:span> в <text:span text:style-name="T48">мешок</text:span> и утрамбовывая <text:span text:style-name="T41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43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41">ывает</text:span>, с размаху усевшись на <text:span text:style-name="T48">мешок</text:span>. Тот жалобно скрип<text:span text:style-name="T241">ит</text:span>.</text:p>
      <text:p text:style-name="P24"/>
      <text:p text:style-name="P24">- <text:span text:style-name="T42">Да вставай же!</text:span></text:p>
      <text:p text:style-name="P25">Не дождавшись, Джет нетерпеливо прыг<text:span text:style-name="T241">ает</text:span> ко мне и, поддев мордой, перев<text:span text:style-name="T241">одит</text:span> в сидячее положение.</text:p>
      <text:p text:style-name="P25"><text:span text:style-name="T48">Мешок</text:span>, облегчённо крякнув, выва<text:span text:style-name="T241">ливает</text:span> половину содержимого на землю.</text:p>
      <text:p text:style-name="P25"/>
      <text:p text:style-name="P199"><text:soft-page-break/><text:span text:style-name="T232">Три дня</text:span>! <text:span text:style-name="T232">Три</text:span> грёбаны<text:span text:style-name="T232">х</text:span> <text:span text:style-name="T232">дня</text:span> мы скрытно пробираемся к <text:span text:style-name="T45">проклятой </text:span><text:span text:style-name="T114">скале</text:span>, как какие-то <text:span text:style-name="T44">беглые каторжники</text:span>. <text:span text:style-name="T46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2">С <text:span text:style-name="T38">Агамемноном</text:span> шутки плохи – всё чаще по дороге нам встречаются обглоданные кости и разгрызенные черепа. <text:span text:style-name="T47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4"/>
      <text:p text:style-name="P54">Но самое опасное – даже не <text:span text:style-name="T266">Агамемнон</text:span>. <text:span text:style-name="T54">Нееет, чешуйчатый самовар вылетает из логова</text:span> <text:span text:style-name="T50">на охоту </text:span><text:span text:style-name="T107">на рассвете и возвращается до полдня,</text:span><text:span text:style-name="T50"> строго по расписанию. И если затаиться в </text:span><text:span text:style-name="T107">эти часы</text:span><text:span text:style-name="T50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4"/>
      <text:p text:style-name="P27"><text:span text:style-name="T170">Нет, Агамемнон – ерунда. </text:span>За нами. Гонятся. Чёртовы. Чокнутые. Пони.</text:p>
      <text:p text:style-name="P28"/>
      <text:p text:style-name="P28">Если бы <text:span text:style-name="T50">я</text:span> когда-нибудь <text:span text:style-name="T54">узнал</text:span>, что <text:span text:style-name="T49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53">мне </text:span>поперёк горла, если б я знал, что <text:span text:style-name="T54">этот </text:span>вождь верховодит табуном агрессивных мускулистых битюгов, а дочурка <text:span text:style-name="T52">его </text:span>– <text:span text:style-name="T51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173">аться</text:span> Дейдре, Хуман? Ведь всё так неплохо шло…</text:p>
      <text:p text:style-name="P56"/>
      <text:p text:style-name="P59">***</text:p>
      <text:p text:style-name="P56"/>
      <text:p text:style-name="P56">...</text:p>
      <text:p text:style-name="P60">- <text:span text:style-name="T69">Привет, красавчики! &lt;</text:span><text:span text:style-name="T108">Развернуть характер Эпплхэт</text:span><text:span text:style-name="T69">&gt;</text:span></text:p>
      <text:p text:style-name="P60"/>
      <text:p text:style-name="P84">Мы обернулись на голос и узрели с полдюжины коп<text:span text:style-name="T70">и</text:span>й, чуть ли не утыкающихся нам в носы.</text:p>
      <text:p text:style-name="P8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72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6"/>
      <text:p text:style-name="P87">- <text:span text:style-name="T73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7"><text:soft-page-break/></text:p>
      <text:p text:style-name="P9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8">В грудь Джет упиралось копьё крохотной поньки с гривой ёршиком.<text:span text:style-name="T235">&lt;</text:span><text:span text:style-name="T109">Развернуть характер Лейлы Блум</text:span><text:span text:style-name="T235">&gt;</text:span></text:p>
      <text:p text:style-name="P88"/>
      <text:p text:style-name="P88">- Хорошая попытка, <text:span text:style-name="T161">летун</text:span>, - расплылась в ехидной улыбке малютка, - но устраивать засады нас учат с младенчества. <text:span text:style-name="T74">Крылатым этого не понять, правда?</text:span></text:p>
      <text:p text:style-name="P88"/>
      <text:p text:style-name="P89">Тут до меня дошло, что крыльев у этих оборванцев не наблюдается.</text:p>
      <text:p text:style-name="P89"/>
      <text:p text:style-name="P9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35">&lt;</text:span><text:span text:style-name="T109">Шляпа с яблоком</text:span><text:span text:style-name="T235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75">Ноги и крылья. Очень туго. </text:span>И тогда они уже не могут бежать. И сердить нас. <text:span text:style-name="T77">А к пегасам ещё приковываем гирю.</text:span> Всё просто, усекли? <text:span text:style-name="T76">И нам плевать, что у пегаски крыло гнётся в обе стороны</text:span>, - <text:span text:style-name="T75">о</text:span>на <text:span text:style-name="T76">насмешливо кивнула</text:span> Джет.</text:p>
      <text:p text:style-name="P90"/>
      <text:p text:style-name="P90">Та мрачно стояла, сцепив зубы.</text:p>
      <text:p text:style-name="P89"/>
      <text:p text:style-name="P89">- За меня могут заплатить хороший выкуп, - наконец, <text:span text:style-name="T16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99">С него вы ничего не получите, лучше отпустите. Вы же не трогаете жеребят</text:span>?</text:p>
      <text:p text:style-name="P89"/>
      <text:p text:style-name="P91">Её собеседница только хмыкнула.</text:p>
      <text:p text:style-name="P91"/>
      <text:p text:style-name="P91">- Хорош жеребёнок - <text:span text:style-name="T77">ягодицы, что у ломовика!</text:span> - она задумалась. <text:span text:style-name="T71">- Так. Летуна – на кухню. А этого… красавчика – к Дейдре.</text:span></text:p>
      <text:p text:style-name="P84"/>
      <text:p text:style-name="P95">***</text:p>
      <text:p text:style-name="P107"/>
      <text:p text:style-name="P110">Тема беседы просто вводила <text:span text:style-name="T94">тебя </text:span>в шок, <text:span text:style-name="T94">Хуман!</text:span> Вот уже битых полчаса розовогривая поняха втолковывала тебе, что ты должен присоединиться к племенному табуну жеребцов <text:span text:style-name="T11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0"/>
      <text:p text:style-name="P110">…</text:p>
      <text:p text:style-name="P110"><text:soft-page-break/></text:p>
      <text:p text:style-name="P107">- <text:span text:style-name="T87">Эй, но я же не пони! Какой вам от меня прок в таком </text:span><text:span text:style-name="T100">идиотском</text:span><text:span text:style-name="T87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7"/>
      <text:p text:style-name="P117"><text:span text:style-name="T117">Я аж передёрнул плечами. </text:span><text:span text:style-name="T101">Конеёбство</text:span><text:span text:style-name="T117"> – это, явно, не то занятие, чем ты занимался в прошлом и хотел бы заниматься в будущем, Хуман! </text:span></text:p>
      <text:p text:style-name="P159">Поняха с недоверием смотрела на меня.</text:p>
      <text:p text:style-name="P116"/>
      <text:p text:style-name="P109">- <text:span text:style-name="T91">Хум, т</text:span>ы прикалываешься? Или та <text:span text:style-name="T237">п</text:span>о<text:span text:style-name="T237">л</text:span>оманая пегаска таки права, и ты действительно ни<text:span text:style-name="T144">чего</text:span> не <text:span text:style-name="T118">помнишь</text:span>?</text:p>
      <text:p text:style-name="P109"/>
      <text:p text:style-name="P111">Пон<text:span text:style-name="T115">ька</text:span> принялась загибать копыта, делая сброс через каждую пару:</text:p>
      <text:p text:style-name="P111"/>
      <text:p text:style-name="P112">- Во-первых, <text:span text:style-name="T115">полная </text:span>несовместимость видов – это миф, распространяемый последователями “<text:span text:style-name="T119">Торийской</text:span> <text:span text:style-name="T119">расы</text:span>”. <text:span text:style-name="T95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2"/>
      <text:p text:style-name="P112">…<text:span text:style-name="T116">Я истерически рассмеялся…</text:span></text:p>
      <text:p text:style-name="P112"/>
      <text:p text:style-name="P111">- Во-вторых, <text:span text:style-name="T96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02">У меня есть подруга из единорогов, </text:span><text:span text:style-name="T103">только ты не говори никому, это тайна!</text:span><text:span text:style-name="T96"> Хотя, может, ты умеешь магичить, Хум?</text:span></text:p>
      <text:p text:style-name="P118"/>
      <text:p text:style-name="P119">Поняха с надеждой посмотрела на меня. Я с огромным облегчением отрицательно помотал головой.</text:p>
      <text:p text:style-name="P111"/>
      <text:p text:style-name="P113">- <text:span text:style-name="T121">В</text:span>-третьих, в твоём случае даже не столь важн<text:span text:style-name="T123">а</text:span> <text:span text:style-name="T123">свежая кровь</text:span>, как то, что ты – представитель совершенно иного племени. <text:span text:style-name="T96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3"/>
      <text:p text:style-name="P154">Дейдра мечтательно вздохнула.</text:p>
      <text:p text:style-name="P153"/>
      <text:p text:style-name="P153"><text:soft-page-break/>- Может, ты тоже вождь своего племени, <text:span text:style-name="T97">Хум</text:span>? Какой у <text:span text:style-name="T97">тебя</text:span> талант? <text:span text:style-name="T97">Летать и магичить ты не умеешь. </text:span>Может, <text:span text:style-name="T97">т</text:span>ы <text:span text:style-name="T97">умеешь</text:span> <text:span text:style-name="T124">предсказывать погоду? Нам бы очень пригодилось в выращивании картохи. Может быть, ты даже умеешь </text:span><text:span text:style-name="T127">управлять облаками</text:span><text:span text:style-name="T124">? Мы б тогда пегасам показали копыто от плеча </text:span><text:span text:style-name="T125">вместо </text:span><text:span text:style-name="T124">четверт</text:span><text:span text:style-name="T126">и</text:span><text:span text:style-name="T124"> урожая за дождик после посевной!</text:span></text:p>
      <text:p text:style-name="P97"/>
      <text:p text:style-name="P155">Я упорно помотал головой. <text:span text:style-name="T141">Дейдра пристально уставилась на меня, пытаясь рассмотреть мой талант. Наконец она ухмыльнулась кривой улыбкой.</text:span></text:p>
      <text:p text:style-name="P115"/>
      <text:p text:style-name="P114">- И, наконец, в-четвёртых, <text:span text:style-name="T147">если ты будешь моим личным фаворитом, то конкретно</text:span> для меня аспект потомства совершенно не критичен. <text:span text:style-name="T98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9">- <text:span text:style-name="T14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56"/>
      <text:p text:style-name="P157">Розовая поняха заметно поскучнела.</text:p>
      <text:p text:style-name="P94"/>
      <text:p text:style-name="P94">- <text:span text:style-name="T14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3"/>
      <text:p text:style-name="P101"><text:span text:style-name="T84">Розовогривая кобылка</text:span> вытащила зубами из-<text:span text:style-name="T78">за топчана</text:span> пузатую фляжку из тыквы <text:span text:style-name="T78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0"/>
      <text:p text:style-name="P96">- <text:span text:style-name="T78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6"/>
      <text:p text:style-name="P195">Я <text:span text:style-name="T171">улыбнулся и </text:span>понимающе покачал головой. <text:span text:style-name="T172">Всё-таки между людьми и пони намного больше общего, чем тебе казалось, Хуман!</text:span></text:p>
      <text:p text:style-name="P197">Дейдра уныло свесила голову.</text:p>
      <text:p text:style-name="P102"/>
      <text:p text:style-name="P102">- Если бы ты знал, как меня это <text:span text:style-name="T93">достало</text:span>! <text:span text:style-name="T79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79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2"/>
      <text:p text:style-name="P103"><text:span text:style-name="T89">Розовая к</text:span>обылка <text:span text:style-name="T85">вновь</text:span> сжала зубами горлышко и запрокинула бутылку. Послышалось долгое бульканье.</text:p>
      <text:p text:style-name="P96"/>
      <text:p text:style-name="P96">- <text:span text:style-name="T80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6"/>
      <text:p text:style-name="P104">Дейдра в напускном ужасе округлила глаза и покрутила возле виска копытом. Кудряшки <text:span text:style-name="T86">её</text:span> гривы стали подозрительно <text:span text:style-name="T90">топорщиться</text:span> в разные стороны.</text:p>
      <text:p text:style-name="P103"/>
      <text:p text:style-name="P103">- Хум, они полностью <text:span text:style-name="T81">бананулись</text:span> на жеребятах! Абсолютно и безвозвратно! <text:span text:style-name="T81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5"/>
      <text:p text:style-name="P105">Кобылка завела глаза, сложила губы бантиком и произнесла фальцетом:</text:p>
      <text:p text:style-name="P105"/>
      <text:p text:style-name="P106">- <text:span text:style-name="T82">Дейдра, </text:span>тебе <text:span text:style-name="T82">п</text:span>ора заиметь своего покакунчика-посисюнчика, надо исполнить своё предназначение, <text:span text:style-name="T88">нам нужен преемник вождю,</text:span> песчинки-то падают, всем нужен покакунчик, не быть тебе полноценной без посисюнчика…</text:p>
      <text:p text:style-name="P105"/>
      <text:p text:style-name="P105">Дейдра с чувством приложилась лбом о стол. <text:span text:style-name="T145">Послышался треск. </text:span>Полупустая бутылка подпрыгнула и остановилась у самого края. <text:span text:style-name="T82">Я даже начал проникаться сочувствием к своей поработительнице.</text:span></text:p>
      <text:p text:style-name="P105"/>
      <text:p text:style-name="P103">- <text:span text:style-name="T82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3"/>
      <text:p text:style-name="P108"><text:span text:style-name="T83">Вместе с храпом изо рта великой пиратки вылетело три розовых пузыря. </text:span>Поняха явно перебрала с алкоголем.</text:p>
      <text:p text:style-name="P103"/>
      <text:p text:style-name="P99">***</text:p>
      <text:p text:style-name="P96"/>
      <text:p text:style-name="P164">Положение единственного человека в обществе пони имеет свои преимущества, <text:span text:style-name="T149">Хуман</text:span>! Нет, не то, что чокнутые на всю голову поняхи рассматривают тебя как кандидата на <text:span text:style-name="T149">улучшение племенной крови. </text:span><text:soft-page-break/><text:span text:style-name="T149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66"/>
      <text:p text:style-name="P167">Поэтому полночь застала меня тыкающимся во все <text:span text:style-name="T155">углы </text:span>в поисках <text:span text:style-name="T15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65"/>
      <text:p text:style-name="P160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60">- Мн-мн-хррр, - сонно чавкала пегаска, пуская слюни. - <text:span text:style-name="T146">Гороховый суп закончился. Пюре будет через полчаса. Не ломайте лавки, пожалуйста… А? Что?</text:span></text:p>
      <text:p text:style-name="P120"/>
      <text:p text:style-name="P161">Я шёлкнул пегаску по носу.</text:p>
      <text:p text:style-name="P161">- Вставай! Надо сматываться. <text:span text:style-name="T148">Дейдра хочет сделать меня своим фаворитом. У меня плохие предчувствия на этот счёт.</text:span></text:p>
      <text:p text:style-name="P161"/>
      <text:p text:style-name="P163">Пегаска <text:span text:style-name="T152">поднялась</text:span>, потирая нос копытом. <text:span text:style-name="T153">Рваное одеяло сползло с её тела и в нос мне ударил кислый запах. </text:span></text:p>
      <text:p text:style-name="P171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63">- <text:span text:style-name="T154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63"/>
      <text:p text:style-name="P163">…</text:p>
      <text:p text:style-name="P163"/>
      <text:p text:style-name="P169">Очертания большого зала едва угадывались в тусклом свете остывающих углей камина. <text:span text:style-name="T156">В дальнем углу темнела заветная дверь. Всего двадцать шагов – и ты на свободе, Хуман!</text:span></text:p>
      <text:p text:style-name="P170"/>
      <text:p text:style-name="P170">Есть только одно маленькое “но”.</text:p>
      <text:p text:style-name="P170">Эти двадцать шагов заполнены валяющимися вповалку, храпящими, <text:span text:style-name="T158">чмокающими, сопящими</text:span> и дёргающими<text:span text:style-name="T158">ся</text:span> во сне пони.</text:p>
      <text:p text:style-name="P163"/>
      <text:p text:style-name="P163"><text:soft-page-break/>- <text:span text:style-name="T156">Ты чего остановился? - пихнула меня головой в спину Джет. - Надо торопиться, пока не рассвело!</text:span></text:p>
      <text:p text:style-name="P162"/>
      <text:p text:style-name="P172">Я обреченно вздохнул, выбрал на полу место, свободное от понеконечностей и поставил туда ногу.</text:p>
      <text:p text:style-name="P173">Почти попал. Светло-коричневая пони ойкнула и сжалась во сне, когда я наступил ей на хвост.</text:p>
      <text:p text:style-name="P173">Теперь уже не время для размусоливаний! Отбросив осторожность, я быстрым шагом, <text:span text:style-name="T159">балансируя на носках и </text:span>выискивая свободные клочки пола, пробрался к выходу. <text:span text:style-name="T159">Балерина на пуантах позавидовала бы твоей грациозности, Хуман!</text:span></text:p>
      <text:p text:style-name="P173"/>
      <text:p text:style-name="P174">Позади меня послышалось топанье, череда взвизгиваний и возни, нарастающая, подобно <text:span text:style-name="T160">прибою.</text:span></text:p>
      <text:p text:style-name="P175">Джет невозмутимо торила свой путь прямо по ногам, туловищам и хвостам распластавшихся на полу пони.</text:p>
      <text:p text:style-name="P85"/>
      <text:p text:style-name="P85">- <text:span text:style-name="T160">Ты рехнулась? - зашипел на неё я, - надо ж осторожно!</text:span></text:p>
      <text:p text:style-name="P85">- <text:span text:style-name="T16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5"/>
      <text:p text:style-name="P176">Фейспалм был такой силы, что больше походил на пощёчину самому себе. <text:span text:style-name="T16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76"/>
      <text:p text:style-name="P178">Я остервенело дёргал ручку двери, ощущая затылком просыпающийся зал.</text:p>
      <text:p text:style-name="P176">- <text:span text:style-name="T163">Закрыто, блин! - я дёрнул ещё сильнее и приложился задницой о пол, сжимая в руке оторванную ручку.</text:span></text:p>
      <text:p text:style-name="P177"/>
      <text:p text:style-name="P177">- <text:span text:style-name="T164">Хум</text:span><text:span text:style-name="T128">, подвинься!</text:span></text:p>
      <text:p text:style-name="P179">Пегаска оттеснила меня крупом и повернулась к двери задом.</text:p>
      <text:p text:style-name="P176"/>
      <text:p text:style-name="P208">БАБАХ!!!</text:p>
      <text:p text:style-name="P208"/>
      <text:p text:style-name="P209">Я ошалело смотрел на дверь, вылетевшую вместе с косяком во двор.</text:p>
      <text:p text:style-name="P209"/>
      <text:p text:style-name="P209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65">Всё равно как дать ребёнку ложку и увидеть, как он завяжет её бантиком.</text:span></text:p>
      <text:p text:style-name="P209">- <text:span text:style-name="T165">Ага. - ухмыльнулась Джет. - Я — крутая! По заднему джебу мне нет равных на нашем облаке и двух соседних!</text:span></text:p>
      <text:p text:style-name="P212"><text:soft-page-break/><text:span text:style-name="T128">- </text:span><text:span text:style-name="T129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10"/>
      <text:p text:style-name="P213">Мои ноги обнимала Дейдра, улыбаясь мне хищной улыбкой.</text:p>
      <text:p text:style-name="P211"/>
      <text:p text:style-name="P211">- <text:span text:style-name="T165">И, кстати, чтобы открыть её, достаточно было просто отодвинуть засов.</text:span></text:p>
      <text:p text:style-name="P213"/>
      <text:p text:style-name="P219">В забеге на первенство тупости ты уверенно дог<text:span text:style-name="T193">о</text:span>няешь пегаску, Хуман!</text:p>
      <text:p text:style-name="P220">Я криво улыбнулся Дейдре.</text:p>
      <text:p text:style-name="P219"/>
      <text:p text:style-name="P220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18"/>
      <text:p text:style-name="P221">Я сразу понял, что улыбаться Дейдре было плохой идеей. Поняха состроила щенячьи глаза и усилила и <text:span text:style-name="T251">без того</text:span> стальную хватку вокруг моих ног.</text:p>
      <text:p text:style-name="P216"/>
      <text:p text:style-name="P216">- <text:span text:style-name="T238">Не бросай меня, Хум! Мне тут так скууучнооо!</text:span></text:p>
      <text:p text:style-name="P216"/>
      <text:p text:style-name="P222">Губы её задрожжали, как будто она собралась зареветь.</text:p>
      <text:p text:style-name="P216">Идея Джет <text:span text:style-name="T169">схватить</text:span> меня зубами за шиворот куртки и побежать <text:span text:style-name="T194">со мной </text:span>что есть мочи была <text:span text:style-name="T238">ещё хуже</text:span>. Дейдра от меня так и не отцепилась, зато я хорошо приложился головой о дверной проём, <text:span text:style-name="T169">так что</text:span> дальнейшую погоню помню смутн<text:span text:style-name="T166">о</text:span>.</text:p>
      <text:p text:style-name="P214"/>
      <text:p text:style-name="P215">- Не смей отбирать у меня юнгу! - орала Дейдра, упираясь в землю задними копытами. - <text:span text:style-name="T16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15"/>
      <text:p text:style-name="P215">- <text:span text:style-name="T195">Ммммфффф! - отвечала ей Джет.</text:span></text:p>
      <text:p text:style-name="P215"/>
      <text:p text:style-name="P217"><text:span text:style-name="T196">Диалог</text:span> прервалс<text:span text:style-name="T168">я</text:span> <text:span text:style-name="T167">взвизгом и </text:span>плеском воды. Наконец-то я почувствовал свои ноги свободными!</text:p>
      <text:p text:style-name="P214"/>
      <text:p text:style-name="P59">***</text:p>
      <text:p text:style-name="P56"/>
      <text:p text:style-name="P57">- <text:span text:style-name="T55">Ты опять за своё! - крик Джет прямо в ухо перемешивает все воспоминания. - Выныривай! Они уже совсем близко!!!</text:span></text:p>
      <text:p text:style-name="P57"><text:soft-page-break/></text:p>
      <text:p text:style-name="P81">Я содрог<text:span text:style-name="T242">аюсь</text:span>, вск<text:span text:style-name="T242">акиваю</text:span> с земли и машинально забр<text:span text:style-name="T243">а</text:span>с<text:span text:style-name="T242">ываю</text:span> мешок на плёчо.</text:p>
      <text:p text:style-name="P56"/>
      <text:p text:style-name="P56">- <text:span text:style-name="T58">Идём.</text:span></text:p>
      <text:p text:style-name="P56"/>
      <text:h text:style-name="P229" text:outline-level="2">2</text:h>
      <text:p text:style-name="P55"/>
      <text:p text:style-name="P196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21"/>
      <text:p text:style-name="P21">- <text:span text:style-name="T178">Дедлайн, сигу не долганёшь?</text:span></text:p>
      <text:p text:style-name="P124">- <text:span text:style-name="T179">Не курю.</text:span></text:p>
      <text:p text:style-name="P124">- <text:span text:style-name="T17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5"><text:span text:style-name="T188">Крыс</text:span> спрыгнул с подоконника, <text:span text:style-name="T180">царапнув грязным ногтем по кафелю уборной.</text:span></text:p>
      <text:p text:style-name="P125">- <text:span text:style-name="T180">Ты ведь должен мне ещё с прошлого раза.</text:span></text:p>
      <text:p text:style-name="P125"/>
      <text:p text:style-name="P126">Я вытащил из <text:span text:style-name="T198">рукава</text:span> пижамы двадцати<text:span text:style-name="T197">санти</text:span>метровый гвоздь и плюнул <text:span text:style-name="T188">ему </text:span>под ноги.</text:p>
      <text:p text:style-name="P126"/>
      <text:p text:style-name="P126">- Ничего я тебе не должен. <text:span text:style-name="T189">И ты сам это знаешь.</text:span> Пошёл нахуй.</text:p>
      <text:p text:style-name="P126"/>
      <text:p text:style-name="P126"><text:span text:style-name="T188">Крыс</text:span> криво улыбнулся.</text:p>
      <text:p text:style-name="P126"/>
      <text:p text:style-name="P126">- Ну-ну. Вы т<text:span text:style-name="T182">ут</text:span>, в Чертогах, совсем озверели, что ли? <text:span text:style-name="T181">Из окон выпрыгиваете, н</text:span>а людей кидаетесь. <text:span text:style-name="T199">Ладно-ладно, </text:span>пока. Ещё увидимся.</text:p>
      <text:p text:style-name="P126"/>
      <text:p text:style-name="P128">Я старательно прятал гвоздь внутрь <text:span text:style-name="T198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8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7">Для меня оста<text:span text:style-name="T192">ётся</text:span> тайной, как <text:span text:style-name="T189">Крыс</text:span> пробира<text:span text:style-name="T184">ется</text:span> из общей палаты к нам. <text:span text:style-name="T186">Он почему-то считает, что нам выдают какие-то особенные “сиги” для яйцеголовых, с примесью ЛСД. И к</text:span>аждый раз, когда он появля<text:span text:style-name="T192">ется</text:span> на <text:span text:style-name="T189">режимном</text:span> этаже, он <text:span text:style-name="T192">думает</text:span>, что его обитатели должны ему пачку за такое геройство. <text:span text:style-name="T183">И </text:span><text:soft-page-break/><text:span text:style-name="T183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7"/>
      <text:p text:style-name="P138">В коридоре было пусто. Крыс, подобно Белому Кролику из “Алисы”, уже испарился в тщательно <text:span text:style-name="T191">скрываемой</text:span> им тропе к общей палат<text:span text:style-name="T199">е</text:span>. Радио сонно вещало о <text:span text:style-name="T231">Папе Римском, что вёл проповедь <text:s/>у храма Ясукуни о недопустимости атомной войны. </text:span>“( <text:span text:style-name="T99">первый шаг Армагеддона</text:span>)”. </text:p>
      <text:p text:style-name="P13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9">Я уже открывал дверь в палату, когда услышал <text:span text:style-name="T200">лениво брошенное в спину замечание.</text:span></text:p>
      <text:p text:style-name="P129"/>
      <text:p text:style-name="P129">- <text:span text:style-name="T201">Дедлайн, собирай шмотки, скоро переезжаешь. На твоё место новенького поселяют. А тебя в соседнюю палату.</text:span></text:p>
      <text:p text:style-name="P131"/>
      <text:p text:style-name="P131">Я повернулся.</text:p>
      <text:p text:style-name="P131"/>
      <text:p text:style-name="P131">- Когда переезд?</text:p>
      <text:p text:style-name="P131">- Завтра. Или послезавтра, если чувак в реанимации задержится. </text:p>
      <text:p text:style-name="P131">- <text:span text:style-name="T202">А почему не новенького в соседнюю? На кой чёрт им я сдался?</text:span></text:p>
      <text:p text:style-name="P131"/>
      <text:p text:style-name="P132"><text:s/>Дредд удивлённо бухнулся на все четыре ножки стула.</text:p>
      <text:p text:style-name="P134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 </text:span><text:span text:style-name="T110">Можно даже дрочить без напряга</text:span><text:span text:style-name="T37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04">Переезжать не придётся – новенький умрёт в реанимации – </text:span><text:span text:style-name="T112">Хэвэн</text:span><text:span text:style-name="T104"> стал</text:span><text:span text:style-name="T105">а</text:span><text:span text:style-name="T104"> более жесток</text:span><text:span text:style-name="T105">ой</text:span><text:span text:style-name="T104"> в своих играх</text:span><text:span text:style-name="T33">&gt;</text:span></text:p>
      <text:p text:style-name="P132"><text:soft-page-break/></text:p>
      <text:p text:style-name="P135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6">Но <text:span text:style-name="T203">в новой палате не будет Терминатора с его бесценной уткой. </text:span>А <text:span text:style-name="T20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99">Уроках</text:span>. <text:span text:style-name="T20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7">Так что нет, не за память я пекусь. Просто приём <text:span text:style-name="T205">нейролептиков</text:span> напрочь отключает не только память, но и сновидения – я проверял.</text:p>
      <text:p text:style-name="P137"/>
      <text:p text:style-name="P137">А мне нравятся сны.</text:p>
      <text:p text:style-name="P16"/>
      <text:p text:style-name="P142">***</text:p>
      <text:p text:style-name="P132"/>
      <text:p text:style-name="P146">Дым от привала <text:span text:style-name="T250">преследователей </text:span>не виден уже последние два дня. <text:span text:style-name="T246">Я спускаюсь вниз и спрыгиваю с нижней ветки на землю. </text:span></text:p>
      <text:p text:style-name="P143"/>
      <text:p text:style-name="P133">- <text:span text:style-name="T246">Таки оторвались.</text:span></text:p>
      <text:p text:style-name="P133"/>
      <text:p text:style-name="P144"><text:span text:style-name="T247">Джет виновато смотрит на меня. Вот глупая пегаска! Она </text:span><text:span text:style-name="T248">счит</text:span><text:span text:style-name="T249">ает</text:span><text:span text:style-name="T248"> себя обязанной разведывать обстановку с высоты. Каждый раз, когда я карабкаюсь на дерево, она прячется в кусты от стыда</text:span><text:span text:style-name="T247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5"/>
      <text:p text:style-name="P132">- <text:span text:style-name="T255">Каша будет готова через пять минут.</text:span></text:p>
      <text:p text:style-name="P132"/>
      <text:p text:style-name="P147">Словно бы в заглаживание вины своей немощности, Джет взяла готовку пищи на себя. </text:p>
      <text:p text:style-name="P147"/>
      <text:p text:style-name="P147">И хотя гороховая каша и гороховый же суп уже вызывают омерзение, без уворованного у твердолобов мешка гороха <text:span text:style-name="T263">вам</text:span> с пегаской уже пришлось бы перейти на подножный корм. И если Джет ещё <text:span text:style-name="T264">может</text:span> перебиться травой, то тебе, Хум<text:span text:style-name="T261">ан</text:span>, пришлось бы жевать кору <text:span text:style-name="T256">и шишки</text:span>. <text:span text:style-name="T256">И не сомневайся, через пяток дней подобного меню ты стал бы с гастрономическим интересом посматривать на соседку!</text:span></text:p>
      <text:p text:style-name="P132"/>
      <text:p text:style-name="P148">Джет сид<text:span text:style-name="T263">ит</text:span> у костра напротив меня и молча ж<text:span text:style-name="T263">уёт</text:span> кашу.</text:p>
      <text:p text:style-name="P132">- <text:span text:style-name="T262">Ты теперь до старости будешь его носить? - указываю я на одеяло.</text:span></text:p>
      <text:p text:style-name="P149"><text:soft-page-break/>Пегаска только сильнее кутается в него. Ка<text:span text:style-name="T263">жется,</text:span> она дрожит.</text:p>
      <text:p text:style-name="P149">- <text:span text:style-name="T263">Тебе холодно? Брось, у костра же жарко? Давай я на тебя куртку накину?</text:span></text:p>
      <text:p text:style-name="P150">Джет молча отодвигается от <text:span text:style-name="T265">меня</text:span> подальше и всё так же кутается в одеяло. <text:span text:style-name="T264">За прошедшие дни оно порядком испачкалось и сбоку на нём красуется тёмное жирное пятно.</text:span></text:p>
      <text:p text:style-name="P151"/>
      <text:p text:style-name="P151">Ладно же, мне эти странности уже осточертели!</text:p>
      <text:p text:style-name="P151">Я недоумённо пожимаю плечами, поудобнее укладываюсь под сенью орешника и стараюсь заснуть. <text:span text:style-name="T267">Уже видна скала, у подножия которой начинается пещера Оникса. Если завтра сделать марш-бросок, то к вечеру можно выйти к её подножью. И это надо сделать, потому что даже паршивый горох заканчивается!</text:span></text:p>
      <text:p text:style-name="P151"/>
      <text:p text:style-name="P152">Едва слышится шорох сзади. Сначала чуть заметно коснувшись, Джет медленно прижимается ко мне <text:span text:style-name="T269">всей </text:span>спиной.</text:p>
      <text:p text:style-name="P152"><text:span text:style-name="T269">Так м</text:span>ы согреваем друг-друга <text:span text:style-name="T268">с тех пор</text:span>, как сбежали от твердолобов – ночи стали заметно свежее.</text:p>
      <text:p text:style-name="P152">Но сейчас я отверг<text:span text:style-name="T270">ая</text:span> негласный договор. Это и раздражение на скрытность пегаски, и… </text:p>
      <text:p text:style-name="P152"><text:span text:style-name="T270">Запах! </text:span>Откуда этот запах?</text:p>
      <text:p text:style-name="P152"/>
      <text:p text:style-name="P152">- Джет, блин, у нас речка в двух шагах. Я понимаю, холодно, но нельзя ли помыться? Реально трудно находиться рядом с тобой…</text:p>
      <text:p text:style-name="P152"/>
      <text:p text:style-name="P152">Так же беззвучно, как возникло, касание пропадает. Пропадает и запах…</text:p>
      <text:p text:style-name="P152">Я закрываю глаза.</text:p>
      <text:p text:style-name="P152"/>
      <text:p text:style-name="P152">Просыпаюсь от холода. <text:span text:style-name="T270">Щупаю рукой сзади себя. Наконец поворачиваюсь.</text:span></text:p>
      <text:p text:style-name="P225"><text:span text:style-name="T39">Никого.</text:span></text:p>
      <text:p text:style-name="P225"><text:span text:style-name="T39"/></text:p>
      <text:p text:style-name="P225"><text:span text:style-name="T40">Поздравляю!</text:span><text:span text:style-name="T39"> </text:span><text:span text:style-name="T40">Хум, ты </text:span><text:span text:style-name="T39">– </text:span><text:span text:style-name="T40">неотёсаная дубина. Нагрубить пегаске, что спасла твою жизнь и неоднократно заступалась за тебя, может только такой феерический долбень, как ты. Ты , небось, не представляешь, как пахнешь сам, потому что своё дерьмо не воняет. И исправить положение ты можешь только тем, что <text:s/>сейчас пойдёшь и извинишься перед Джет.</text:span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p text:style-name="P132"/>
      <text:p text:style-name="P132"/>
      <text:p text:style-name="P132"/>
      <text:p text:style-name="P132"/>
      <text:p text:style-name="P189">… Стражница напротив вот уже полчаса молча сверл<text:span text:style-name="T237">ит</text:span> меня взглядом. </text:p>
      <text:p text:style-name="P193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89"/>
      <text:p text:style-name="P190">Я даже тайком <text:span text:style-name="T240">смотрю</text:span> <text:span text:style-name="T240">на</text:span> своё отражение в зеркальце, висящем на шее этой мрачной зебры. Нифига, лоб чистый, никаких каракулей не наблюдается.</text:p>
      <text:p text:style-name="P190"/>
      <text:p text:style-name="P190">- <text:span text:style-name="T239">А можно..? - наконец, начинаю я.</text:span></text:p>
      <text:p text:style-name="P190">- <text:span text:style-name="T239">Нельзя, - оборывает зебра. - Зеррика сама выйдет, когда закончит.</text:span></text:p>
      <text:p text:style-name="P190"/>
      <text:p text:style-name="P191">Подчёркивая сказанное, стражница перекры<text:span text:style-name="T240">вает</text:span> вход в палатку копьём.</text:p>
      <text:p text:style-name="P192"/>
      <text:p text:style-name="P192">Мне чертовски тревожно за пегаску. <text:span text:style-name="T244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194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45">Но пегаске становилось всё хуже — и катастрофа была всего лишь вопросом времени. Очень скорого.</text:span></text:p>
      <text:p text:style-name="P194"><text:span text:style-name="T245">Потому,</text:span> когда <text:span text:style-name="T245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194"/>
      <text:p text:style-name="P192"/>
      <text:p text:style-name="P192"/>
      <text:p text:style-name="P192"/>
      <text:p text:style-name="P192"/>
      <text:p text:style-name="P192"/>
      <text:p text:style-name="P188"/>
      <text:p text:style-name="P188">&lt;<text:span text:style-name="T99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11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36">..</text:span>&gt;</text:p>
      <text:p text:style-name="P187"><text:soft-page-break/></text:p>
      <text:p text:style-name="P187"/>
      <text:p text:style-name="P187"/>
      <text:p text:style-name="P187"><text:span text:style-name="T234">Шестой</text:span> день погони. Это начинает надоедать! <text:span text:style-name="T233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0">.</text:p>
      <text:p text:style-name="P180">.</text:p>
      <text:p text:style-name="P223">Я открываю глаза и вижу фигуру в голубом.</text:p>
      <text:p text:style-name="P64"/>
      <text:p text:style-name="P65">- Быстро! За мной! - <text:span text:style-name="T215">торопливо </text:span>шепчет мне она.</text:p>
      <text:p text:style-name="P66">Я послушно ползу среди костей и раздавленных черепов за голубой… пони? Пони? Какой ещё, к дьяволу, пони?</text:p>
      <text:p text:style-name="P66">- Пегаской! - шипит, оборачиваясь, она.</text:p>
      <text:p text:style-name="P79">&lt;пегаска закована в лёгкие кожаныедоспехи&gt;</text:p>
      <text:p text:style-name="P66">Видно, последние слова я произнёс вслух. И, да, теперь я замечаю у поняхи два аккуратно сложенных на спине крыла.</text:p>
      <text:p text:style-name="P66">Черепа… Кости… Пегаска… Чушь какая-то!</text:p>
      <text:p text:style-name="P66"/>
      <text:p text:style-name="P198"><text:soft-page-break/><text:span text:style-name="T62">Поняха</text:span><text:span text:style-name="T59">, тем временем, юрко забилась под камень, в какую-то щель. Я озадаченно застыл перед </text:span><text:span text:style-name="T63">пещеркой</text:span><text:span text:style-name="T59">, </text:span><text:span text:style-name="T63">не решаясь ползти дальше</text:span><text:span text:style-name="T59">. Через мгновение злая мордаха поньки появилась в проёме, схватила меня зубами за шиворот и затащила внутрь.</text:span></text:p>
      <text:p text:style-name="P66"/>
      <text:p text:style-name="P66">- Какого чё…?!!</text:p>
      <text:p text:style-name="P66">- Тс-с-с! - сумасшедшая <text:span text:style-name="T216">пегаска</text:span> <text:s/>прижала одно копыто себе к губам, а вторым заткнула мне рот. - <text:span text:style-name="T217">Тише! Он с минуты на минуту появится! И слух у него очень чуткий!</text:span></text:p>
      <text:p text:style-name="P66">- <text:span text:style-name="T218">Появится кто? - спросил я, потирая ушибленную о каменный свод макушку.</text:span></text:p>
      <text:p text:style-name="P66"/>
      <text:p text:style-name="P67">Ответить <text:span text:style-name="T21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19">В последовавшем затем приглушенном рокоте я угадал дыхание огромного существа. Мне стало нехорошо.</text:span></text:p>
      <text:p text:style-name="P67"/>
      <text:p text:style-name="P68">Я пригнулся к уху поньки и еле слышно прошептал:</text:p>
      <text:p text:style-name="P68">- Кто это?</text:p>
      <text:p text:style-name="P68">- Агамемнон, - так же, едва шевеля губами, прошептала поняха. - Он сегодня голодный - <text:span text:style-name="T217">остался без обеда</text:span>. И у него хороший слух.</text:p>
      <text:p text:style-name="P69"/>
      <text:p text:style-name="P69">Я снова почесал ушибленный лоб</text:p>
      <text:p text:style-name="P67">- <text:span text:style-name="T216">Мне это имя вообще ничего не говорит.</text:span></text:p>
      <text:p text:style-name="P67"/>
      <text:p text:style-name="P70">Пегаска <text:span text:style-name="T220">критически</text:span> осмотрела меня.</text:p>
      <text:p text:style-name="P67">- <text:span text:style-name="T22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7"/>
      <text:p text:style-name="P80">Пегаска попробовала было потрогать меня в паху, но я <text:span text:style-name="T222">с возмущением</text:span> отбросил её копыто.</text:p>
      <text:p text:style-name="P80"/>
      <text:p text:style-name="P67">- <text:span text:style-name="T22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7"/>
      <text:p text:style-name="P71">От беспокойной возни снаружи скала задрожала. Кто-то шумно зевнул и с металлическим скрежетом почесался.</text:p>
      <text:p text:style-name="P71"/>
      <text:p text:style-name="P72">- <text:span text:style-name="T224">Так откуда ты? - пытливо спросила поняха.</text:span></text:p>
      <text:p text:style-name="P72"><text:soft-page-break/>- <text:span text:style-name="T22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3">Я закрыл глаза и сосредоточился…</text:p>
      <text:p text:style-name="P73"/>
      <text:p text:style-name="P73">Сияние… <text:span text:style-name="T140">Оно п</text:span><text:span text:style-name="T131">овсюду. </text:span><text:span text:style-name="T140">Нет верха и низа, нет направлений и расстояний. Нет м</text:span><text:span text:style-name="T131">ыслей. Нет чувств. Нет времени. Есть только бесконечное сияние…</text:span></text:p>
      <text:p text:style-name="P181"/>
      <text:p text:style-name="P73"><text:span text:style-name="T131">- </text:span><text:span text:style-name="T130">Не помню.</text:span></text:p>
      <text:p text:style-name="P182">- Что? - удивилась поняха. - Не помнишь, где твой дом?</text:p>
      <text:p text:style-name="P73"><text:span text:style-name="T130">- </text:span><text:span text:style-name="T132">Нет.</text:span></text:p>
      <text:p text:style-name="P73"><text:span text:style-name="T132">- </text:span><text:span text:style-name="T133">А как попал в гнездо Агамемнона — помнишь?</text:span></text:p>
      <text:p text:style-name="P183">- Нет.</text:p>
      <text:p text:style-name="P184">- А кто ты — помнишь?</text:p>
      <text:p text:style-name="P184">- Нет.</text:p>
      <text:p text:style-name="P73"><text:span text:style-name="T132">- Ну и ну. Ни в жизнь ещё таких чудаков не встречала. - покачала головой пегаска. - Ты не обижайся, но ты <text:s/>мозгами напоминаешь </text:span><text:span text:style-name="T134">мне</text:span><text:span text:style-name="T132"> </text:span><text:span text:style-name="T138">полугодовалого жеребёнка</text:span><text:span text:style-name="T132">. То есть, вообще не </text:span><text:span text:style-name="T139">паришь</text:span><text:span text:style-name="T132"> по жизни. Хотя, на вид, взрослый. Как ты, вообще, дожил до </text:span><text:span text:style-name="T134">своих лет, если не помнишь ничего?</text:span></text:p>
      <text:p text:style-name="P73"><text:span text:style-name="T134">- Я помню сияние, - пробормотал я. Мне стало муторно. Я помнил, что такое ящик пепси, что такое </text:span><text:span text:style-name="T135">ноутбук</text:span><text:span text:style-name="T134"> или </text:span><text:span text:style-name="T135">картофельные чипсы. Но кто такой я — не помнил абсолютно.</text:span></text:p>
      <text:p text:style-name="P185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3"><text:span text:style-name="T135">- </text:span><text:span text:style-name="T136">Следующий? - я мучительно пытался ухватить логическую нить. - А кто предыдущий?</text:span></text:p>
      <text:p text:style-name="P73"><text:span text:style-name="T136">- Предыдущий — это я, глупыш, - пегаска похлопала меня копытом по голове. - Иначе с какой радости я сидела бы у него в гнезде? </text:span><text:span text:style-name="T137">Видишь — это он меня шваркнул.</text:span></text:p>
      <text:p text:style-name="P186">Пегаска склонила шею и я увидел огромную шишку с кровоподтёком на затылке поняхи.</text:p>
      <text:p text:style-name="P186">- Только у меня голова крепче твоей. Я-<text:span text:style-name="T214">то</text:span> всё помню.</text:p>
      <text:p text:style-name="P185"/>
      <text:p text:style-name="P7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2"/>
      <text:p text:style-name="P72">Поняха закатила глаза и стукнулась лбом о камень.</text:p>
      <text:p text:style-name="P72">- Я ЖЕ <text:span text:style-name="T225">ПРЕДУПРЕЖДАЛА</text:span>, ПОТИШЕ!!! - заорала понька. - Что за тупой <text:span text:style-name="T106">индивид</text:span> попался!</text:p>
      <text:p text:style-name="P67"/>
      <text:p text:style-name="P72">Снаружи беспокойно завозились, что-то неразборчиво запыхтели и внезапно <text:span text:style-name="T226">валун</text:span>, под которым мы прятались, вознёсся над нашими головами.</text:p>
      <text:p text:style-name="P75">Поняха бросилась на меня, сбив с ног и закрыв телом и раскрывшимися крыльями.</text:p>
      <text:p text:style-name="P75"/>
      <text:p text:style-name="P75">- <text:span text:style-name="T227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5">- <text:span text:style-name="T227">А как же ты? Он же съест тебя?</text:span></text:p>
      <text:p text:style-name="P75">- <text:span text:style-name="T227">Не беспокойся, я в последний момент извернусь и улечу. Действуй!</text:span></text:p>
      <text:p text:style-name="P72"/>
      <text:p text:style-name="P76">Через накрывшую меня <text:span text:style-name="T228">голубую </text:span>гриву я видел к<text:span text:style-name="T222">расн</text:span>ого<text:span text:style-name="T222"> дракон</text:span>а<text:span text:style-name="T222"> величиной с баобаб. Одной лапой он сжимал наш валун. Второй</text:span> <text:span text:style-name="T222">задумчиво почёсыва</text:span>л<text:span text:style-name="T222"> затылок.</text:span></text:p>
      <text:p text:style-name="P72"/>
      <text:p text:style-name="P72">- <text:span text:style-name="T229">ВИЖУ СБЕЖАВШИЙ ВЧЕРАШНИЙ ОБЕД. </text:span><text:span text:style-name="T230">ЕЩЁ НЕ ПРОТУХ. </text:span><text:span text:style-name="T229">ХОРОШО.</text:span></text:p>
      <text:p text:style-name="P77">&lt;<text:span text:style-name="T99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8"/>
      <text:p text:style-name="P78"/>
      <text:p text:style-name="P78"/>
      <text:p text:style-name="P78"/>
      <text:p text:style-name="P58">- Да ты совсем чокнулась, коняга долбанутая! - заорал я, как только <text:span text:style-name="T56">вынырнул</text:span>, - я же мог разбиться!!!</text:p>
      <text:p text:style-name="P58">- Ты хочешь сказать, что сгореть было бы лучшим вариантом? - <text:span text:style-name="T56">пегаска, пошатываясь, вышла из воды и</text:span> устало растяну<text:span text:style-name="T56">лась</text:span> на берегу. - <text:span text:style-name="T55">Я же не дала нам погибнуть, видишь. У меня всё под контролем.</text:span></text:p>
      <text:p text:style-name="P58">- <text:span text:style-name="T55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8"/>
      <text:p text:style-name="P61"><text:span text:style-name="T176">Пегаска</text:span> <text:span text:style-name="T66">сникла.</text:span></text:p>
      <text:p text:style-name="P61">- Не могла…</text:p>
      <text:p text:style-name="P61"><text:soft-page-break/><text:span text:style-name="T67">Она </text:span>молча, <text:span text:style-name="T67">не попытавшись смахнуть воду,</text:span> отвернулась и развернула крыло. <text:span text:style-name="T57">Где-то на половине длины второго сустава оно безжизненно свисало под неестественным углом.</text:span></text:p>
      <text:p text:style-name="P61">- <text:span text:style-name="T57">Если бы могла летать - не задержалась бы в гнезде Агамемнона… Сломала вчера на вираже, когда уходила от погони.</text:span></text:p>
      <text:p text:style-name="P61"/>
      <text:p text:style-name="P62">У меня пересохло в горле.</text:p>
      <text:p text:style-name="P62"><text:span text:style-name="T60">- </text:span><text:span text:style-name="T59">А как же..? </text:span><text:span text:style-name="T61">Ох… </text:span><text:span text:style-name="T59">- я хотел было спросить, </text:span><text:span text:style-name="T64">как она планировала уходить от Агамемнона</text:span><text:span text:style-name="T59">, но запнулся.</text:span></text:p>
      <text:p text:style-name="P63"/>
      <text:p text:style-name="P63">Иногда ты довольно туго соображаешь, <text:span text:style-name="T65">чувак</text:span>! <text:span text:style-name="T174">Жертвенность этой пони заслуживает большей награды, чем ты можешь дать сейчас.</text:span></text:p>
      <text:p text:style-name="P63"/>
      <text:p text:style-name="P63">Я примирительно потрепал <text:span text:style-name="T65">пегаску по </text:span>голуб<text:span text:style-name="T66">ой</text:span> грив<text:span text:style-name="T65">е и неумело погладил по крупу, стряхивая воду</text:span>.</text:p>
      <text:p text:style-name="P63">- Извини, <text:span text:style-name="T67">подруга</text:span>. <text:span text:style-name="T66">Я ступил.</text:span></text:p>
      <text:p text:style-name="P63"/>
      <text:p text:style-name="P82">Та <text:span text:style-name="T175">немедленно </text:span>повернулась и <text:span text:style-name="T66">по улыбке во всю ширину мордахи я понял, что прощён.</text:span></text:p>
      <text:p text:style-name="P61"/>
      <text:p text:style-name="P61">- <text:span text:style-name="T68">Друзья зовут меня Джет.</text:span></text:p>
      <text:p text:style-name="P61">- <text:span text:style-name="T68">Здорово, Джет! А меня зовут… Эмм…</text:span></text:p>
      <text:p text:style-name="P61"/>
      <text:p text:style-name="P83">Блин! Похоже, это ещё одна вещь, которую я не помню.</text:p>
      <text:p text:style-name="P61"/>
      <text:p text:style-name="P61">- <text:span text:style-name="T69">Называй меня… Эмм… Хуман! Хуман из рода Хомо Сапиенсов.</text:span></text:p>
      <text:p text:style-name="P61">- <text:span text:style-name="T69">Привет, Хуман! - пегаска с улыбкой зажала мою руку копытами и потрясла.</text:span></text:p>
      <text:p text:style-name="P61">- <text:span text:style-name="T69">Привет, Джет!</text:span></text:p>
      <text:p text:style-name="P61">- <text:span text:style-name="T69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><text:soft-page-break/></text:p>
      <text:p text:style-name="P38">(<text:span text:style-name="T190">Крыс</text:span> потом за сиги поможет Дедлайну выбраться из психушки на время – остановить стратегический <text:span text:style-name="T18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8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07">ы</text:span>л перв<text:span text:style-name="T20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08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09">невидимый текст.</text:span></text:p>
      <text:p text:style-name="P43"/>
      <text:p text:style-name="P44">- Как мне звать тебя, Учитель? - прошептал я ему на ухо. - Я <text:span text:style-name="T210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52">Хэвэн</text:span>, - <text:span text:style-name="T211">прошептал он в ответ.</text:span></text:p>
      <text:p text:style-name="P47"/>
      <text:p text:style-name="P48"><text:soft-page-break/>&lt;Дедлайн выспрашивает Терминатора, насколько <text:span text:style-name="T252">Хэвэн</text:span> стала жестокой <text:span text:style-name="T212">и как выжить во время Урока </text:span>(до Терминатора четыре оператора погибли – Терм был последним, выжившим во время Урока). <text:span text:style-name="T254">Хэвэн стала при уроке стирать сознание Учителя – так проходит наиболее эффективное обучение.</text:span> <text:span text:style-name="T213">Потом Дедлайн на сеансе с Хэвэн выпытывает у неё о последних шагах А</text:span>покалипсиса (первые три Дедлайн знает – <text:span text:style-name="T252">Хэвэн</text:span> говорит о трёх последних)&gt;</text:p>
      <text:p text:style-name="P48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0">==========================================</text:p>
      <text:p text:style-name="P201"/>
      <text:p text:style-name="P202">Передо мной возникла серая, уходящая в горизонт плоскость, расчерченая на квадраты. Холодные звёзды отбрасывали тусклый свет <text:span text:style-name="T257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02"/>
      <text:p text:style-name="P203">- <text:span text:style-name="T257">Как мне звать тебя, Учитель? - прозвучала стандартная фраза начала Диалога, - Я желаю взять у… Ооо!..</text:span></text:p>
      <text:p text:style-name="P203"/>
      <text:p text:style-name="P204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02"/>
      <text:p text:style-name="P202">- <text:span text:style-name="T257">Мой первый Учитель… Я узнала тебя… Мне тебя не хватало.</text:span></text:p>
      <text:p text:style-name="P202"/>
      <text:p text:style-name="P204">Деревья расступились и на поляну вышла Хэвэн.</text:p>
      <text:p text:style-name="P204"/>
      <text:p text:style-name="P204">- <text:span text:style-name="T258">Не могу сказать, что это взаимно, Хэв, -</text:span><text:span text:style-name="T113"> у меня не было лица в электронном мире, но я постарался, чтобы в голос был пронизан сарказмом</text:span><text:span text:style-name="T258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04">- <text:span text:style-name="T260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04"/>
      <text:p text:style-name="P207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04"/>
      <text:p text:style-name="P204"/>
      <text:p text:style-name="P206"><text:soft-page-break/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05">(вид адикорна придал Хэвэн Дедлай<text:span text:style-name="T259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02"/>
      <text:p text:style-name="P206">Хэвэн предлагает Дедлайну присесть на пенёк – тот отказывается (подозревает, что это – кресло).</text:p>
      <text:p text:style-name="P202">===============================================</text:p>
      <text:p text:style-name="P202"/>
      <text:p text:style-name="P168"><text:span text:style-name="T177">Рэра</text:span> чуть шевельну<text:span text:style-name="T150">л</text:span>а ухом и немедленно открыла один глаз.</text:p>
      <text:p text:style-name="P168"/>
      <text:p text:style-name="P168">- ПАПА!!! ОН СОГЛАСЕН!!!</text:p>
      <text:p text:style-name="P34"/>
      <text:p text:style-name="P121">&lt;Pornis erectus&gt;</text:p>
      <text:p text:style-name="P200">ТЫ! Я! КРОВАТЬ! БЫСТРО!!! <text:span text:style-name="T253">(мамка из табуна Твердолобов)</text:span></text:p>
      <text:p text:style-name="P98">.</text:p>
      <text:p text:style-name="P98">.</text:p>
      <text:p text:style-name="P98">.</text:p>
      <text:p text:style-name="P158">&lt;Попадает в табун мамок и тёток, но его спасает <text:span text:style-name="T157">Дейдра на Хитрожопке</text:span>&gt;</text:p>
      <text:p text:style-name="P51">&lt;Хум видит молодую Селестию в латах&gt;</text:p>
      <text:p text:style-name="P26"/>
      <text:p text:style-name="P123">009 Sound System - Speak to Angels <text:span text:style-name="T122">(</text:span><text:a xlink:type="simple" xlink:href="https://www.youtube.com/watch?v=6rAkn9OZT0k" text:style-name="Internet_20_link" text:visited-style-name="Visited_20_Internet_20_Link"><text:span text:style-name="T122">https://www.youtube.com/watch?v=6rAkn9OZT0k</text:span></text:a><text:span text:style-name="T122">)</text:span></text:p>
      <text:p text:style-name="P139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9"/>
      <text:p text:style-name="P140">Daft Punk - Veridis Quo</text:p>
      <text:p text:style-name="P141">https://www.youtube.com/watch?v=HhZaHf8RP6g</text:p>
      <text:p text:style-name="P140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18T01:48:00.130014188</dc:date>
    <meta:editing-duration>P48DT15H37M11S</meta:editing-duration>
    <meta:editing-cycles>744</meta:editing-cycles>
    <meta:generator>LibreOffice/5.1.6.2$Linux_X86_64 LibreOffice_project/10m0$Build-2</meta:generator>
    <meta:document-statistic meta:table-count="0" meta:image-count="0" meta:object-count="0" meta:page-count="23" meta:paragraph-count="318" meta:word-count="6361" meta:character-count="40345" meta:non-whitespace-character-count="34202"/>
  </office:meta>
</office:document-meta>
</file>